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/>
            <mrow>
              <msub>
                <mi>j</mi>
                <mi>l</mi>
              </msub>
              <mrow>
                <mo stretchy="false">(</mo>
                <mrow>
                  <mi>z</mi>
                </mrow>
                <mo stretchy="false">)</mo>
              </mrow>
              <mi/>
              <munder>
                <mo stretchy="false">→</mo>
                <mrow>
                  <mi>z</mi>
                  <mo stretchy="false">→</mo>
                  <mo stretchy="false">∞</mo>
                </mrow>
              </munder>
              <mi/>
              <mfrac>
                <mn>1</mn>
                <mi>z</mi>
              </mfrac>
              <mi/>
              <mi>sin</mi>
              <mi/>
              <mfenced open="(" close=")">
                <mrow>
                  <mi>z</mi>
                  <mrow>
                    <mi/>
                    <mo stretchy="false">−</mo>
                    <mi/>
                  </mrow>
                  <mfrac>
                    <mrow>
                      <mi>l</mi>
                      <mo stretchy="false">π</mo>
                    </mrow>
                    <mn>2</mn>
                  </mfrac>
                </mrow>
              </mfenced>
            </mrow>
          </mrow>
        </mtd>
      </mtr>
      <mtr>
        <mtd>
          <mrow>
            <mi/>
            <mrow>
              <msub>
                <mi>n</mi>
                <mi>l</mi>
              </msub>
              <mrow>
                <mo stretchy="false">(</mo>
                <mrow>
                  <mi>z</mi>
                </mrow>
                <mo stretchy="false">)</mo>
              </mrow>
              <mi/>
              <munder>
                <mo stretchy="false">→</mo>
                <mrow>
                  <mi>z</mi>
                  <mo stretchy="false">→</mo>
                  <mo stretchy="false">∞</mo>
                </mrow>
              </munder>
              <mrow>
                <mi/>
                <mo stretchy="false">−</mo>
                <mi/>
              </mrow>
              <mfrac>
                <mn>1</mn>
                <mi>z</mi>
              </mfrac>
              <mi/>
              <mi>cos</mi>
              <mi/>
              <mfenced open="(" close=")">
                <mrow>
                  <mi>z</mi>
                  <mrow>
                    <mi/>
                    <mo stretchy="false">−</mo>
                    <mi/>
                  </mrow>
                  <mfrac>
                    <mrow>
                      <mi>l</mi>
                      <mo stretchy="false">π</mo>
                    </mrow>
                    <mn>2</mn>
                  </mfrac>
                </mrow>
              </mfenced>
            </mrow>
          </mrow>
        </mtd>
      </mtr>
    </mtable>
    <annotation encoding="StarMath 5.0">alignl ` {
 alignc j _l (z) ~rightarrow csub {z rightarrow infinity}~ 
 1 over z ` sin ` left ( 
  z ~-~ {l %pi} over 2 
 right ) 
}
newline 

alignl ` {
 alignc n _l (z) ~rightarrow csub {z rightarrow infinity}~ 
 - ` 1 over z ` cos ` left ( 
  z ~-~ {l %pi} over 2 
 right ) 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23:06.416000000</meta:creation-date>
    <meta:generator>LibreOffice/4.1.4.2$Windows_x86 LibreOffice_project/0a0440ccc0227ad9829de5f46be37cfb6edcf72</meta:generator>
  </office:meta>
</office:document-meta>
</file>